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nmpComponent.setEndpoints( SnmpEndpointType [ ]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mpComponent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mpComponent.getEndpoi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mpComponent.getConfigured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